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nguage Paragraph</text:h>
      <text:p text:style-name="Standard">This is a document in en-AU language.</text:p>
      <text:p text:style-name="P1">Ce paragraphe est en français</text:p>
      <text:p text:style-name="Standard">End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1:06:57</meta:creation-date>
    <dc:date>2009-06-25T11:14:13</dc:date>
    <dc:creator>Vincent Spiewak</dc:creator>
    <meta:editing-duration>PT00H00M41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6" meta:character-count="93"/>
    <meta:user-defined meta:name="Info 1"/>
    <meta:user-defined meta:name="Info 2"/>
    <meta:user-defined meta:name="Info 3"/>
    <meta:user-defined meta:name="Info 4"/>
  </office:meta>
</office:document-meta>
</file>